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d0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0KSejyJ-4BrOdV0zecCOtys[3</text:p>
      <text:p text:style-name="Standard"/>
      <text:p text:style-name="P1"><text:span text:style-name="Source_20_Text">ALTER USER 'root'@'localhost' IDENTIFIED BY '</text:span><text:span text:style-name="Source_20_Text"><text:span text:style-name="T1">database</text:span></text:span><text:span text:style-name="Source_20_Text">';</text:span></text:p>
      <text:p text:style-name="Standard">[Entrypoint] GENERATED ROOT PASSWORD: sAfGiGDYKLubeq*Axetgud@NEm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6:27:36.012577587</meta:creation-date>
    <dc:date>2020-08-31T01:51:41.668356435</dc:date>
    <meta:editing-duration>PT9H13M45S</meta:editing-duration>
    <meta:editing-cycles>1</meta:editing-cycles>
    <meta:document-statistic meta:table-count="0" meta:image-count="0" meta:object-count="0" meta:page-count="1" meta:paragraph-count="3" meta:word-count="12" meta:character-count="147" meta:non-whitespace-character-count="138"/>
    <meta:generator>LibreOffice/6.0.7.3$Linux_X86_64 LibreOffice_project/00m0$Build-3</meta:generator>
  </office:meta>
</office:document-meta>
</file>